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148a4da" officeooo:paragraph-rsid="0002501a"/>
    </style:style>
    <style:style style:name="P2" style:family="paragraph" style:parent-style-name="Text_20_body">
      <style:text-properties officeooo:rsid="003fbb54" officeooo:paragraph-rsid="0002501a"/>
    </style:style>
    <style:style style:name="P3" style:family="paragraph" style:parent-style-name="Heading_20_1">
      <style:paragraph-properties fo:break-before="page"/>
      <style:text-properties officeooo:rsid="0002501a" officeooo:paragraph-rsid="0002501a"/>
    </style:style>
    <style:style style:name="P4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1921d6e"/>
    </style:style>
    <style:style style:name="T3" style:family="text">
      <style:text-properties officeooo:rsid="01655dce"/>
    </style:style>
    <style:style style:name="T4" style:family="text">
      <style:text-properties officeooo:rsid="0002501a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area form:name="siglas" form:control-implementation="ooo:com.sun.star.form.component.TextField" xml:id="control1" form:id="control1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Exemplo de campo de formulário com múltiplas linhas</text:h>
      <text:h text:style-name="Heading_20_2" text:outline-level="2"><text:span text:style-name="T4">Lista de </text:span><text:alphabetical-index-mark-start text:id="IMark136193752" text:key1="Lista"/><text:span text:style-name="T4">Siglas</text:span><text:alphabetical-index-mark-end text:id="IMark136193752"/> (opcional)</text:h>
      <text:p text:style-name="P1">Escreva <text:span text:style-name="T2">suas siglas</text:span> <text:span text:style-name="T3">ou copie e cole do exemplo</text:span>:</text:p>
      <text:p text:style-name="P1"><draw:control text:anchor-type="as-char" draw:z-index="0" draw:name="Forma7" draw:style-name="gr1" draw:text-style-name="P4" svg:width="16.999cm" svg:height="14.174cm" draw:control="control1"/></text:p>
      <text:p text:style-name="P2"><text:span text:style-name="T1">Exemplo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auto" fo:break-aft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Santana Medeiros Alexandre</meta:initial-creator>
    <meta:creation-date>2017-01-22T13:19:13.672788907</meta:creation-date>
    <dc:date>2017-01-22T13:21:42.598581114</dc:date>
    <dc:creator>Eduardo Santana Medeiros Alexandre</dc:creator>
    <meta:editing-duration>PT2M33S</meta:editing-duration>
    <meta:editing-cycles>1</meta:editing-cycles>
    <meta:document-statistic meta:table-count="0" meta:image-count="0" meta:object-count="0" meta:page-count="1" meta:paragraph-count="5" meta:word-count="22" meta:character-count="132" meta:non-whitespace-character-count="114"/>
    <meta:generator>LibreOffice/5.1.4.2$Linux_X86_64 LibreOffice_project/10m0$Build-2</meta:generator>
  </office:meta>
</office:document-meta>
</file>